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0.2cm 6.53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88cm 18.34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37cm 20.812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234cm 7.55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9.277cm 11.03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6.854cm 13.395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3.153cm 15.935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3.031cm 20.5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6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3-18T16:13:11.470566001</dc:date>
    <dc:creator>Steven Huss-Lederman</dc:creator>
    <meta:editing-duration>PT2H56M34S</meta:editing-duration>
    <meta:editing-cycles>29</meta:editing-cycles>
    <meta:generator>LibreOffice/7.2.5.2$MacOSX_X86_64 LibreOffice_project/499f9727c189e6ef3471021d6132d4c694f357e5</meta:generator>
    <meta:document-statistic meta:object-count="111"/>
  </office:meta>
</office:document-meta>
</file>